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default-cell-style-name="ce1"/>
        <table:table-column table:style-name="co9" table:default-cell-style-name="Default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4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6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7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58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1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0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1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7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88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89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1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2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3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4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09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0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1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2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3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0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6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7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38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47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49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0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1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5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6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0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1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0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2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7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08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4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5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38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39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9/02/2020</text:date>, <text:time>13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2T13:38:34.73</dc:date>
    <meta:editing-cycles>9</meta:editing-cycles>
    <meta:editing-duration>PT1H51M58S</meta:editing-duration>
    <meta:document-statistic meta:table-count="1" meta:cell-count="1410" meta:object-count="0"/>
  </office:meta>
</office:document-meta>
</file>